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0"/>
    <style:style style:name="ce4" style:family="table-cell" style:parent-style-name="Default" style:data-style-name="N113"/>
    <style:style style:name="ce5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8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IAF" table:style-name="ta1">
        <table:shapes>
          <draw:frame draw:z-index="0" draw:style-name="gr1" svg:width="30.944cm" svg:height="17.916cm" svg:x="7.835cm" svg:y="1.376cm">
            <draw:object draw:notify-on-update-of-ranges="IAF.A6:IAF.A106 IAF.B6:IAF.B10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row table:style-name="ro1">
          <table:table-cell table:style-name="ce1" office:value-type="string">
            <text:p>m0</text:p>
          </table:table-cell>
          <table:table-cell table:style-name="ce3" table:formula="of:=vrest-v0" office:value-type="float" office:value="-0.015">
            <text:p>-0.015</text:p>
          </table:table-cell>
        </table:table-row>
        <table:table-row table:style-name="ro1">
          <table:table-cell table:style-name="ce1" office:value-type="string">
            <text:p>tm</text:p>
          </table:table-cell>
          <table:table-cell table:style-name="ce3" office:value-type="float" office:value="0.02">
            <text:p>0.020</text:p>
          </table:table-cell>
        </table:table-row>
        <table:table-row table:style-name="ro1">
          <table:table-cell table:style-name="ce1" office:value-type="string">
            <text:p>V</text:p>
          </table:table-cell>
          <table:table-cell table:style-name="ce3" office:value-type="float" office:value="-0.06">
            <text:p>-0.060</text:p>
          </table:table-cell>
        </table:table-row>
        <table:table-row table:style-name="ro1">
          <table:table-cell table:style-name="ce1" office:value-type="string">
            <text:p>V0</text:p>
          </table:table-cell>
          <table:table-cell table:style-name="ce3" office:value-type="float" office:value="-0.045">
            <text:p>-0.045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float" office:value="0">
            <text:p>0.00</text:p>
          </table:table-cell>
          <table:table-cell table:formula="of:=vrest-m0*EXP(-[.A6]/tm)" office:value-type="float" office:value="-0.045">
            <text:p>-0.0450000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table:formula="of:=vrest-m0*EXP(-[.A7]/tm)" office:value-type="float" office:value="-0.0509020401043105">
            <text:p>-0.0509020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table:formula="of:=vrest-m0*EXP(-[.A8]/tm)" office:value-type="float" office:value="-0.0544818083824284">
            <text:p>-0.0544818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table:formula="of:=vrest-m0*EXP(-[.A9]/tm)" office:value-type="float" office:value="-0.0566530475977736">
            <text:p>-0.0566530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table:formula="of:=vrest-m0*EXP(-[.A10]/tm)" office:value-type="float" office:value="-0.0579699707514508">
            <text:p>-0.0579700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table:formula="of:=vrest-m0*EXP(-[.A11]/tm)" office:value-type="float" office:value="-0.0587687250206415">
            <text:p>-0.0587687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table:formula="of:=vrest-m0*EXP(-[.A12]/tm)" office:value-type="float" office:value="-0.059253193974482">
            <text:p>-0.0592532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table:formula="of:=vrest-m0*EXP(-[.A13]/tm)" office:value-type="float" office:value="-0.0595470392486652">
            <text:p>-0.0595470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table:formula="of:=vrest-m0*EXP(-[.A14]/tm)" office:value-type="float" office:value="-0.059725265416669">
            <text:p>-0.0597253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table:formula="of:=vrest-m0*EXP(-[.A15]/tm)" office:value-type="float" office:value="-0.0598333650519264">
            <text:p>-0.0598334</text:p>
          </table:table-cell>
        </table:table-row>
        <table:table-row table:style-name="ro1">
          <table:table-cell office:value-type="float" office:value="0.1">
            <text:p>0.10</text:p>
          </table:table-cell>
          <table:table-cell table:formula="of:=vrest-m0*EXP(-[.A16]/tm)" office:value-type="float" office:value="-0.0598989307950137">
            <text:p>-0.0598989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table:formula="of:=vrest-m0*EXP(-[.A17]/tm)" office:value-type="float" office:value="-0.059938698428423">
            <text:p>-0.0599387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table:formula="of:=vrest-m0*EXP(-[.A18]/tm)" office:value-type="float" office:value="-0.05996281871735">
            <text:p>-0.0599628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table:formula="of:=vrest-m0*EXP(-[.A19]/tm)" office:value-type="float" office:value="-0.0599774484121053">
            <text:p>-0.0599774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table:formula="of:=vrest-m0*EXP(-[.A20]/tm)" office:value-type="float" office:value="-0.0599863217705167">
            <text:p>-0.0599863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table:formula="of:=vrest-m0*EXP(-[.A21]/tm)" office:value-type="float" office:value="-0.0599917037344478">
            <text:p>-0.0599917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table:formula="of:=vrest-m0*EXP(-[.A22]/tm)" office:value-type="float" office:value="-0.0599949680605815">
            <text:p>-0.0599950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table:formula="of:=vrest-m0*EXP(-[.A23]/tm)" office:value-type="float" office:value="-0.0599969479744648">
            <text:p>-0.0599969</text:p>
          </table:table-cell>
        </table:table-row>
        <table:table-row table:style-name="ro1">
          <table:table-cell office:value-type="float" office:value="0.18">
            <text:p>0.18</text:p>
          </table:table-cell>
          <table:table-cell table:formula="of:=vrest-m0*EXP(-[.A24]/tm)" office:value-type="float" office:value="-0.0599981488529387">
            <text:p>-0.0599981</text:p>
          </table:table-cell>
        </table:table-row>
        <table:table-row table:style-name="ro1">
          <table:table-cell office:value-type="float" office:value="0.19">
            <text:p>0.19</text:p>
          </table:table-cell>
          <table:table-cell table:formula="of:=vrest-m0*EXP(-[.A25]/tm)" office:value-type="float" office:value="-0.0599988772225517">
            <text:p>-0.0599989</text:p>
          </table:table-cell>
        </table:table-row>
        <table:table-row table:style-name="ro1">
          <table:table-cell office:value-type="float" office:value="0.2">
            <text:p>0.20</text:p>
          </table:table-cell>
          <table:table-cell table:formula="of:=vrest-m0*EXP(-[.A26]/tm)" office:value-type="float" office:value="-0.0599993190010536">
            <text:p>-0.0599993</text:p>
          </table:table-cell>
        </table:table-row>
        <table:table-row table:style-name="ro1">
          <table:table-cell office:value-type="float" office:value="0.21">
            <text:p>0.21</text:p>
          </table:table-cell>
          <table:table-cell table:formula="of:=vrest-m0*EXP(-[.A27]/tm)" office:value-type="float" office:value="-0.0599995869532598">
            <text:p>-0.0599996</text:p>
          </table:table-cell>
        </table:table-row>
        <table:table-row table:style-name="ro1">
          <table:table-cell office:value-type="float" office:value="0.22">
            <text:p>0.22</text:p>
          </table:table-cell>
          <table:table-cell table:formula="of:=vrest-m0*EXP(-[.A28]/tm)" office:value-type="float" office:value="-0.0599997494744881">
            <text:p>-0.0599997</text:p>
          </table:table-cell>
        </table:table-row>
        <table:table-row table:style-name="ro1">
          <table:table-cell office:value-type="float" office:value="0.23">
            <text:p>0.23</text:p>
          </table:table-cell>
          <table:table-cell table:formula="of:=vrest-m0*EXP(-[.A29]/tm)" office:value-type="float" office:value="-0.059999848048596">
            <text:p>-0.0599998</text:p>
          </table:table-cell>
        </table:table-row>
        <table:table-row table:style-name="ro1">
          <table:table-cell office:value-type="float" office:value="0.24">
            <text:p>0.24</text:p>
          </table:table-cell>
          <table:table-cell table:formula="of:=vrest-m0*EXP(-[.A30]/tm)" office:value-type="float" office:value="-0.0599999078368147">
            <text:p>-0.0599999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formula="of:=vrest-m0*EXP(-[.A31]/tm)" office:value-type="float" office:value="-0.0599999441002024">
            <text:p>-0.0599999</text:p>
          </table:table-cell>
        </table:table-row>
        <table:table-row table:style-name="ro1">
          <table:table-cell office:value-type="float" office:value="0.26">
            <text:p>0.26</text:p>
          </table:table-cell>
          <table:table-cell table:formula="of:=vrest-m0*EXP(-[.A32]/tm)" office:value-type="float" office:value="-0.0599999660950589">
            <text:p>-0.0600000</text:p>
          </table:table-cell>
        </table:table-row>
        <table:table-row table:style-name="ro1">
          <table:table-cell office:value-type="float" office:value="0.27">
            <text:p>0.27</text:p>
          </table:table-cell>
          <table:table-cell table:formula="of:=vrest-m0*EXP(-[.A33]/tm)" office:value-type="float" office:value="-0.0599999794356137">
            <text:p>-0.0600000</text:p>
          </table:table-cell>
        </table:table-row>
        <table:table-row table:style-name="ro1">
          <table:table-cell office:value-type="float" office:value="0.28">
            <text:p>0.28</text:p>
          </table:table-cell>
          <table:table-cell table:formula="of:=vrest-m0*EXP(-[.A34]/tm)" office:value-type="float" office:value="-0.0599999875270692">
            <text:p>-0.0600000</text:p>
          </table:table-cell>
        </table:table-row>
        <table:table-row table:style-name="ro1">
          <table:table-cell office:value-type="float" office:value="0.29">
            <text:p>0.29</text:p>
          </table:table-cell>
          <table:table-cell table:formula="of:=vrest-m0*EXP(-[.A35]/tm)" office:value-type="float" office:value="-0.0599999924347851">
            <text:p>-0.0600000</text:p>
          </table:table-cell>
        </table:table-row>
        <table:table-row table:style-name="ro1">
          <table:table-cell office:value-type="float" office:value="0.3">
            <text:p>0.30</text:p>
          </table:table-cell>
          <table:table-cell table:formula="of:=vrest-m0*EXP(-[.A36]/tm)" office:value-type="float" office:value="-0.0599999954114652">
            <text:p>-0.0600000</text:p>
          </table:table-cell>
        </table:table-row>
        <table:table-row table:style-name="ro1">
          <table:table-cell office:value-type="float" office:value="0.31">
            <text:p>0.31</text:p>
          </table:table-cell>
          <table:table-cell table:formula="of:=vrest-m0*EXP(-[.A37]/tm)" office:value-type="float" office:value="-0.059999997216913">
            <text:p>-0.0600000</text:p>
          </table:table-cell>
        </table:table-row>
        <table:table-row table:style-name="ro1">
          <table:table-cell office:value-type="float" office:value="0.32">
            <text:p>0.32</text:p>
          </table:table-cell>
          <table:table-cell table:formula="of:=vrest-m0*EXP(-[.A38]/tm)" office:value-type="float" office:value="-0.0599999983119724">
            <text:p>-0.0600000</text:p>
          </table:table-cell>
        </table:table-row>
        <table:table-row table:style-name="ro1">
          <table:table-cell office:value-type="float" office:value="0.33">
            <text:p>0.33</text:p>
          </table:table-cell>
          <table:table-cell table:formula="of:=vrest-m0*EXP(-[.A39]/tm)" office:value-type="float" office:value="-0.0599999989761595">
            <text:p>-0.0600000</text:p>
          </table:table-cell>
        </table:table-row>
        <table:table-row table:style-name="ro1">
          <table:table-cell office:value-type="float" office:value="0.34">
            <text:p>0.34</text:p>
          </table:table-cell>
          <table:table-cell table:formula="of:=vrest-m0*EXP(-[.A40]/tm)" office:value-type="float" office:value="-0.0599999993790093">
            <text:p>-0.0600000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table:formula="of:=vrest-m0*EXP(-[.A41]/tm)" office:value-type="float" office:value="-0.0599999996233501">
            <text:p>-0.0600000</text:p>
          </table:table-cell>
        </table:table-row>
        <table:table-row table:style-name="ro1">
          <table:table-cell office:value-type="float" office:value="0.36">
            <text:p>0.36</text:p>
          </table:table-cell>
          <table:table-cell table:formula="of:=vrest-m0*EXP(-[.A42]/tm)" office:value-type="float" office:value="-0.0599999997715503">
            <text:p>-0.0600000</text:p>
          </table:table-cell>
        </table:table-row>
        <table:table-row table:style-name="ro1">
          <table:table-cell office:value-type="float" office:value="0.37">
            <text:p>0.37</text:p>
          </table:table-cell>
          <table:table-cell table:formula="of:=vrest-m0*EXP(-[.A43]/tm)" office:value-type="float" office:value="-0.0599999998614383">
            <text:p>-0.0600000</text:p>
          </table:table-cell>
        </table:table-row>
        <table:table-row table:style-name="ro1">
          <table:table-cell office:value-type="float" office:value="0.38">
            <text:p>0.38</text:p>
          </table:table-cell>
          <table:table-cell table:formula="of:=vrest-m0*EXP(-[.A44]/tm)" office:value-type="float" office:value="-0.0599999999159581">
            <text:p>-0.0600000</text:p>
          </table:table-cell>
        </table:table-row>
        <table:table-row table:style-name="ro1">
          <table:table-cell office:value-type="float" office:value="0.39">
            <text:p>0.39</text:p>
          </table:table-cell>
          <table:table-cell table:formula="of:=vrest-m0*EXP(-[.A45]/tm)" office:value-type="float" office:value="-0.059999999949026">
            <text:p>-0.0600000</text:p>
          </table:table-cell>
        </table:table-row>
        <table:table-row table:style-name="ro1">
          <table:table-cell office:value-type="float" office:value="0.4">
            <text:p>0.40</text:p>
          </table:table-cell>
          <table:table-cell table:formula="of:=vrest-m0*EXP(-[.A46]/tm)" office:value-type="float" office:value="-0.0599999999690827">
            <text:p>-0.0600000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table:formula="of:=vrest-m0*EXP(-[.A47]/tm)" office:value-type="float" office:value="-0.0599999999812477">
            <text:p>-0.0600000</text:p>
          </table:table-cell>
        </table:table-row>
        <table:table-row table:style-name="ro1">
          <table:table-cell office:value-type="float" office:value="0.42">
            <text:p>0.42</text:p>
          </table:table-cell>
          <table:table-cell table:formula="of:=vrest-m0*EXP(-[.A48]/tm)" office:value-type="float" office:value="-0.0599999999886262">
            <text:p>-0.0600000</text:p>
          </table:table-cell>
        </table:table-row>
        <table:table-row table:style-name="ro1">
          <table:table-cell office:value-type="float" office:value="0.43">
            <text:p>0.43</text:p>
          </table:table-cell>
          <table:table-cell table:formula="of:=vrest-m0*EXP(-[.A49]/tm)" office:value-type="float" office:value="-0.0599999999931014">
            <text:p>-0.0600000</text:p>
          </table:table-cell>
        </table:table-row>
        <table:table-row table:style-name="ro1">
          <table:table-cell office:value-type="float" office:value="0.44">
            <text:p>0.44</text:p>
          </table:table-cell>
          <table:table-cell table:formula="of:=vrest-m0*EXP(-[.A50]/tm)" office:value-type="float" office:value="-0.0599999999958158">
            <text:p>-0.0600000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table:formula="of:=vrest-m0*EXP(-[.A51]/tm)" office:value-type="float" office:value="-0.0599999999974622">
            <text:p>-0.0600000</text:p>
          </table:table-cell>
        </table:table-row>
        <table:table-row table:style-name="ro1">
          <table:table-cell office:value-type="float" office:value="0.46">
            <text:p>0.46</text:p>
          </table:table-cell>
          <table:table-cell table:formula="of:=vrest-m0*EXP(-[.A52]/tm)" office:value-type="float" office:value="-0.0599999999984607">
            <text:p>-0.0600000</text:p>
          </table:table-cell>
        </table:table-row>
        <table:table-row table:style-name="ro1">
          <table:table-cell office:value-type="float" office:value="0.47">
            <text:p>0.47</text:p>
          </table:table-cell>
          <table:table-cell table:formula="of:=vrest-m0*EXP(-[.A53]/tm)" office:value-type="float" office:value="-0.0599999999990664">
            <text:p>-0.0600000</text:p>
          </table:table-cell>
        </table:table-row>
        <table:table-row table:style-name="ro1">
          <table:table-cell office:value-type="float" office:value="0.48">
            <text:p>0.48</text:p>
          </table:table-cell>
          <table:table-cell table:formula="of:=vrest-m0*EXP(-[.A54]/tm)" office:value-type="float" office:value="-0.0599999999994337">
            <text:p>-0.0600000</text:p>
          </table:table-cell>
        </table:table-row>
        <table:table-row table:style-name="ro1">
          <table:table-cell office:value-type="float" office:value="0.49">
            <text:p>0.49</text:p>
          </table:table-cell>
          <table:table-cell table:formula="of:=vrest-m0*EXP(-[.A55]/tm)" office:value-type="float" office:value="-0.0599999999996565">
            <text:p>-0.0600000</text:p>
          </table:table-cell>
        </table:table-row>
        <table:table-row table:style-name="ro1">
          <table:table-cell office:value-type="float" office:value="0.5">
            <text:p>0.50</text:p>
          </table:table-cell>
          <table:table-cell table:formula="of:=vrest-m0*EXP(-[.A56]/tm)" office:value-type="float" office:value="-0.0599999999997917">
            <text:p>-0.0600000</text:p>
          </table:table-cell>
        </table:table-row>
        <table:table-row table:style-name="ro1">
          <table:table-cell office:value-type="float" office:value="0.51">
            <text:p>0.51</text:p>
          </table:table-cell>
          <table:table-cell table:formula="of:=vrest-m0*EXP(-[.A57]/tm)" office:value-type="float" office:value="-0.0599999999998737">
            <text:p>-0.0600000</text:p>
          </table:table-cell>
        </table:table-row>
        <table:table-row table:style-name="ro1">
          <table:table-cell office:value-type="float" office:value="0.52">
            <text:p>0.52</text:p>
          </table:table-cell>
          <table:table-cell table:formula="of:=vrest-m0*EXP(-[.A58]/tm)" office:value-type="float" office:value="-0.0599999999999234">
            <text:p>-0.0600000</text:p>
          </table:table-cell>
        </table:table-row>
        <table:table-row table:style-name="ro1">
          <table:table-cell office:value-type="float" office:value="0.53">
            <text:p>0.53</text:p>
          </table:table-cell>
          <table:table-cell table:formula="of:=vrest-m0*EXP(-[.A59]/tm)" office:value-type="float" office:value="-0.0599999999999535">
            <text:p>-0.0600000</text:p>
          </table:table-cell>
        </table:table-row>
        <table:table-row table:style-name="ro1">
          <table:table-cell office:value-type="float" office:value="0.54">
            <text:p>0.54</text:p>
          </table:table-cell>
          <table:table-cell table:formula="of:=vrest-m0*EXP(-[.A60]/tm)" office:value-type="float" office:value="-0.0599999999999718">
            <text:p>-0.0600000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table:formula="of:=vrest-m0*EXP(-[.A61]/tm)" office:value-type="float" office:value="-0.0599999999999829">
            <text:p>-0.0600000</text:p>
          </table:table-cell>
        </table:table-row>
        <table:table-row table:style-name="ro1">
          <table:table-cell office:value-type="float" office:value="0.56">
            <text:p>0.56</text:p>
          </table:table-cell>
          <table:table-cell table:formula="of:=vrest-m0*EXP(-[.A62]/tm)" office:value-type="float" office:value="-0.0599999999999896">
            <text:p>-0.0600000</text:p>
          </table:table-cell>
        </table:table-row>
        <table:table-row table:style-name="ro1">
          <table:table-cell office:value-type="float" office:value="0.57">
            <text:p>0.57</text:p>
          </table:table-cell>
          <table:table-cell table:formula="of:=vrest-m0*EXP(-[.A63]/tm)" office:value-type="float" office:value="-0.0599999999999937">
            <text:p>-0.0600000</text:p>
          </table:table-cell>
        </table:table-row>
        <table:table-row table:style-name="ro1">
          <table:table-cell office:value-type="float" office:value="0.58">
            <text:p>0.58</text:p>
          </table:table-cell>
          <table:table-cell table:formula="of:=vrest-m0*EXP(-[.A64]/tm)" office:value-type="float" office:value="-0.0599999999999962">
            <text:p>-0.0600000</text:p>
          </table:table-cell>
        </table:table-row>
        <table:table-row table:style-name="ro1">
          <table:table-cell office:value-type="float" office:value="0.59">
            <text:p>0.59</text:p>
          </table:table-cell>
          <table:table-cell table:formula="of:=vrest-m0*EXP(-[.A65]/tm)" office:value-type="float" office:value="-0.0599999999999977">
            <text:p>-0.0600000</text:p>
          </table:table-cell>
        </table:table-row>
        <table:table-row table:style-name="ro1">
          <table:table-cell office:value-type="float" office:value="0.6">
            <text:p>0.60</text:p>
          </table:table-cell>
          <table:table-cell table:formula="of:=vrest-m0*EXP(-[.A66]/tm)" office:value-type="float" office:value="-0.0599999999999986">
            <text:p>-0.0600000</text:p>
          </table:table-cell>
        </table:table-row>
        <table:table-row table:style-name="ro1">
          <table:table-cell office:value-type="float" office:value="0.61">
            <text:p>0.61</text:p>
          </table:table-cell>
          <table:table-cell table:formula="of:=vrest-m0*EXP(-[.A67]/tm)" office:value-type="float" office:value="-0.0599999999999992">
            <text:p>-0.0600000</text:p>
          </table:table-cell>
        </table:table-row>
        <table:table-row table:style-name="ro1">
          <table:table-cell office:value-type="float" office:value="0.62">
            <text:p>0.62</text:p>
          </table:table-cell>
          <table:table-cell table:formula="of:=vrest-m0*EXP(-[.A68]/tm)" office:value-type="float" office:value="-0.0599999999999995">
            <text:p>-0.0600000</text:p>
          </table:table-cell>
        </table:table-row>
        <table:table-row table:style-name="ro1">
          <table:table-cell office:value-type="float" office:value="0.63">
            <text:p>0.63</text:p>
          </table:table-cell>
          <table:table-cell table:formula="of:=vrest-m0*EXP(-[.A69]/tm)" office:value-type="float" office:value="-0.0599999999999997">
            <text:p>-0.0600000</text:p>
          </table:table-cell>
        </table:table-row>
        <table:table-row table:style-name="ro1">
          <table:table-cell office:value-type="float" office:value="0.64">
            <text:p>0.64</text:p>
          </table:table-cell>
          <table:table-cell table:formula="of:=vrest-m0*EXP(-[.A70]/tm)" office:value-type="float" office:value="-0.0599999999999998">
            <text:p>-0.0600000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table:formula="of:=vrest-m0*EXP(-[.A71]/tm)" office:value-type="float" office:value="-0.0599999999999999">
            <text:p>-0.0600000</text:p>
          </table:table-cell>
        </table:table-row>
        <table:table-row table:style-name="ro1">
          <table:table-cell office:value-type="float" office:value="0.66">
            <text:p>0.66</text:p>
          </table:table-cell>
          <table:table-cell table:formula="of:=vrest-m0*EXP(-[.A72]/tm)" office:value-type="float" office:value="-0.0599999999999999">
            <text:p>-0.0600000</text:p>
          </table:table-cell>
        </table:table-row>
        <table:table-row table:style-name="ro1">
          <table:table-cell office:value-type="float" office:value="0.67">
            <text:p>0.67</text:p>
          </table:table-cell>
          <table:table-cell table:formula="of:=vrest-m0*EXP(-[.A73]/tm)" office:value-type="float" office:value="-0.06">
            <text:p>-0.0600000</text:p>
          </table:table-cell>
        </table:table-row>
        <table:table-row table:style-name="ro1">
          <table:table-cell office:value-type="float" office:value="0.68">
            <text:p>0.68</text:p>
          </table:table-cell>
          <table:table-cell table:formula="of:=vrest-m0*EXP(-[.A74]/tm)" office:value-type="float" office:value="-0.06">
            <text:p>-0.0600000</text:p>
          </table:table-cell>
        </table:table-row>
        <table:table-row table:style-name="ro1">
          <table:table-cell office:value-type="float" office:value="0.69">
            <text:p>0.69</text:p>
          </table:table-cell>
          <table:table-cell table:formula="of:=vrest-m0*EXP(-[.A75]/tm)" office:value-type="float" office:value="-0.06">
            <text:p>-0.0600000</text:p>
          </table:table-cell>
        </table:table-row>
        <table:table-row table:style-name="ro1">
          <table:table-cell office:value-type="float" office:value="0.7">
            <text:p>0.70</text:p>
          </table:table-cell>
          <table:table-cell table:formula="of:=vrest-m0*EXP(-[.A76]/tm)" office:value-type="float" office:value="-0.06">
            <text:p>-0.0600000</text:p>
          </table:table-cell>
        </table:table-row>
        <table:table-row table:style-name="ro1">
          <table:table-cell office:value-type="float" office:value="0.71">
            <text:p>0.71</text:p>
          </table:table-cell>
          <table:table-cell table:formula="of:=vrest-m0*EXP(-[.A77]/tm)" office:value-type="float" office:value="-0.06">
            <text:p>-0.0600000</text:p>
          </table:table-cell>
        </table:table-row>
        <table:table-row table:style-name="ro1">
          <table:table-cell office:value-type="float" office:value="0.72">
            <text:p>0.72</text:p>
          </table:table-cell>
          <table:table-cell table:formula="of:=vrest-m0*EXP(-[.A78]/tm)" office:value-type="float" office:value="-0.06">
            <text:p>-0.0600000</text:p>
          </table:table-cell>
        </table:table-row>
        <table:table-row table:style-name="ro1">
          <table:table-cell office:value-type="float" office:value="0.73">
            <text:p>0.73</text:p>
          </table:table-cell>
          <table:table-cell table:formula="of:=vrest-m0*EXP(-[.A79]/tm)" office:value-type="float" office:value="-0.06">
            <text:p>-0.0600000</text:p>
          </table:table-cell>
        </table:table-row>
        <table:table-row table:style-name="ro1">
          <table:table-cell office:value-type="float" office:value="0.74">
            <text:p>0.74</text:p>
          </table:table-cell>
          <table:table-cell table:formula="of:=vrest-m0*EXP(-[.A80]/tm)" office:value-type="float" office:value="-0.06">
            <text:p>-0.0600000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formula="of:=vrest-m0*EXP(-[.A81]/tm)" office:value-type="float" office:value="-0.06">
            <text:p>-0.0600000</text:p>
          </table:table-cell>
        </table:table-row>
        <table:table-row table:style-name="ro1">
          <table:table-cell office:value-type="float" office:value="0.76">
            <text:p>0.76</text:p>
          </table:table-cell>
          <table:table-cell table:formula="of:=vrest-m0*EXP(-[.A82]/tm)" office:value-type="float" office:value="-0.06">
            <text:p>-0.0600000</text:p>
          </table:table-cell>
        </table:table-row>
        <table:table-row table:style-name="ro1">
          <table:table-cell office:value-type="float" office:value="0.77">
            <text:p>0.77</text:p>
          </table:table-cell>
          <table:table-cell table:formula="of:=vrest-m0*EXP(-[.A83]/tm)" office:value-type="float" office:value="-0.06">
            <text:p>-0.0600000</text:p>
          </table:table-cell>
        </table:table-row>
        <table:table-row table:style-name="ro1">
          <table:table-cell office:value-type="float" office:value="0.78">
            <text:p>0.78</text:p>
          </table:table-cell>
          <table:table-cell table:formula="of:=vrest-m0*EXP(-[.A84]/tm)" office:value-type="float" office:value="-0.06">
            <text:p>-0.0600000</text:p>
          </table:table-cell>
        </table:table-row>
        <table:table-row table:style-name="ro1">
          <table:table-cell office:value-type="float" office:value="0.79">
            <text:p>0.79</text:p>
          </table:table-cell>
          <table:table-cell table:formula="of:=vrest-m0*EXP(-[.A85]/tm)" office:value-type="float" office:value="-0.06">
            <text:p>-0.0600000</text:p>
          </table:table-cell>
        </table:table-row>
        <table:table-row table:style-name="ro1">
          <table:table-cell office:value-type="float" office:value="0.8">
            <text:p>0.80</text:p>
          </table:table-cell>
          <table:table-cell table:formula="of:=vrest-m0*EXP(-[.A86]/tm)" office:value-type="float" office:value="-0.06">
            <text:p>-0.0600000</text:p>
          </table:table-cell>
        </table:table-row>
        <table:table-row table:style-name="ro1">
          <table:table-cell office:value-type="float" office:value="0.81">
            <text:p>0.81</text:p>
          </table:table-cell>
          <table:table-cell table:formula="of:=vrest-m0*EXP(-[.A87]/tm)" office:value-type="float" office:value="-0.06">
            <text:p>-0.0600000</text:p>
          </table:table-cell>
        </table:table-row>
        <table:table-row table:style-name="ro1">
          <table:table-cell office:value-type="float" office:value="0.82">
            <text:p>0.82</text:p>
          </table:table-cell>
          <table:table-cell table:formula="of:=vrest-m0*EXP(-[.A88]/tm)" office:value-type="float" office:value="-0.06">
            <text:p>-0.0600000</text:p>
          </table:table-cell>
        </table:table-row>
        <table:table-row table:style-name="ro1">
          <table:table-cell office:value-type="float" office:value="0.83">
            <text:p>0.83</text:p>
          </table:table-cell>
          <table:table-cell table:formula="of:=vrest-m0*EXP(-[.A89]/tm)" office:value-type="float" office:value="-0.06">
            <text:p>-0.0600000</text:p>
          </table:table-cell>
        </table:table-row>
        <table:table-row table:style-name="ro1">
          <table:table-cell office:value-type="float" office:value="0.84">
            <text:p>0.84</text:p>
          </table:table-cell>
          <table:table-cell table:formula="of:=vrest-m0*EXP(-[.A90]/tm)" office:value-type="float" office:value="-0.06">
            <text:p>-0.0600000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formula="of:=vrest-m0*EXP(-[.A91]/tm)" office:value-type="float" office:value="-0.06">
            <text:p>-0.0600000</text:p>
          </table:table-cell>
        </table:table-row>
        <table:table-row table:style-name="ro1">
          <table:table-cell office:value-type="float" office:value="0.86">
            <text:p>0.86</text:p>
          </table:table-cell>
          <table:table-cell table:formula="of:=vrest-m0*EXP(-[.A92]/tm)" office:value-type="float" office:value="-0.06">
            <text:p>-0.0600000</text:p>
          </table:table-cell>
        </table:table-row>
        <table:table-row table:style-name="ro1">
          <table:table-cell office:value-type="float" office:value="0.87">
            <text:p>0.87</text:p>
          </table:table-cell>
          <table:table-cell table:formula="of:=vrest-m0*EXP(-[.A93]/tm)" office:value-type="float" office:value="-0.06">
            <text:p>-0.0600000</text:p>
          </table:table-cell>
        </table:table-row>
        <table:table-row table:style-name="ro1">
          <table:table-cell office:value-type="float" office:value="0.88">
            <text:p>0.88</text:p>
          </table:table-cell>
          <table:table-cell table:formula="of:=vrest-m0*EXP(-[.A94]/tm)" office:value-type="float" office:value="-0.06">
            <text:p>-0.0600000</text:p>
          </table:table-cell>
        </table:table-row>
        <table:table-row table:style-name="ro1">
          <table:table-cell office:value-type="float" office:value="0.89">
            <text:p>0.89</text:p>
          </table:table-cell>
          <table:table-cell table:formula="of:=vrest-m0*EXP(-[.A95]/tm)" office:value-type="float" office:value="-0.06">
            <text:p>-0.0600000</text:p>
          </table:table-cell>
        </table:table-row>
        <table:table-row table:style-name="ro1">
          <table:table-cell office:value-type="float" office:value="0.9">
            <text:p>0.90</text:p>
          </table:table-cell>
          <table:table-cell table:formula="of:=vrest-m0*EXP(-[.A96]/tm)" office:value-type="float" office:value="-0.06">
            <text:p>-0.0600000</text:p>
          </table:table-cell>
        </table:table-row>
        <table:table-row table:style-name="ro1">
          <table:table-cell office:value-type="float" office:value="0.91">
            <text:p>0.91</text:p>
          </table:table-cell>
          <table:table-cell table:formula="of:=vrest-m0*EXP(-[.A97]/tm)" office:value-type="float" office:value="-0.06">
            <text:p>-0.0600000</text:p>
          </table:table-cell>
        </table:table-row>
        <table:table-row table:style-name="ro1">
          <table:table-cell office:value-type="float" office:value="0.92">
            <text:p>0.92</text:p>
          </table:table-cell>
          <table:table-cell table:formula="of:=vrest-m0*EXP(-[.A98]/tm)" office:value-type="float" office:value="-0.06">
            <text:p>-0.0600000</text:p>
          </table:table-cell>
        </table:table-row>
        <table:table-row table:style-name="ro1">
          <table:table-cell office:value-type="float" office:value="0.93">
            <text:p>0.93</text:p>
          </table:table-cell>
          <table:table-cell table:formula="of:=vrest-m0*EXP(-[.A99]/tm)" office:value-type="float" office:value="-0.06">
            <text:p>-0.0600000</text:p>
          </table:table-cell>
        </table:table-row>
        <table:table-row table:style-name="ro1">
          <table:table-cell office:value-type="float" office:value="0.94">
            <text:p>0.94</text:p>
          </table:table-cell>
          <table:table-cell table:formula="of:=vrest-m0*EXP(-[.A100]/tm)" office:value-type="float" office:value="-0.06">
            <text:p>-0.0600000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formula="of:=vrest-m0*EXP(-[.A101]/tm)" office:value-type="float" office:value="-0.06">
            <text:p>-0.0600000</text:p>
          </table:table-cell>
        </table:table-row>
        <table:table-row table:style-name="ro1">
          <table:table-cell office:value-type="float" office:value="0.96">
            <text:p>0.96</text:p>
          </table:table-cell>
          <table:table-cell table:formula="of:=vrest-m0*EXP(-[.A102]/tm)" office:value-type="float" office:value="-0.06">
            <text:p>-0.0600000</text:p>
          </table:table-cell>
        </table:table-row>
        <table:table-row table:style-name="ro1">
          <table:table-cell office:value-type="float" office:value="0.97">
            <text:p>0.97</text:p>
          </table:table-cell>
          <table:table-cell table:formula="of:=vrest-m0*EXP(-[.A103]/tm)" office:value-type="float" office:value="-0.06">
            <text:p>-0.0600000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table:formula="of:=vrest-m0*EXP(-[.A104]/tm)" office:value-type="float" office:value="-0.06">
            <text:p>-0.0600000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table:formula="of:=vrest-m0*EXP(-[.A105]/tm)" office:value-type="float" office:value="-0.06">
            <text:p>-0.0600000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table:formula="of:=vrest-m0*EXP(-[.A106]/tm)" office:value-type="float" office:value="-0.06">
            <text:p>-0.0600000</text:p>
          </table:table-cell>
        </table:table-row>
      </table:table>
      <table:table table:name="COBA" table:style-name="ta1">
        <table:shapes>
          <draw:frame draw:z-index="0" draw:style-name="gr1" svg:width="30.944cm" svg:height="17.916cm" svg:x="7.835cm" svg:y="1.376cm">
            <draw:object draw:notify-on-update-of-ranges="COBA.A6:COBA.A106 COBA.B6:COBA.B10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table:style-name="ce1" office:value-type="string">
            <text:p>g0</text:p>
          </table:table-cell>
          <table:table-cell table:style-name="ce5" office:value-type="float" office:value="0.00000001">
            <text:p>1.00E-08</text:p>
          </table:table-cell>
        </table:table-row>
        <table:table-row table:style-name="ro1">
          <table:table-cell table:style-name="ce1" office:value-type="string">
            <text:p>ts</text:p>
          </table:table-cell>
          <table:table-cell table:style-name="ce6" office:value-type="float" office:value="0.005">
            <text:p>0.005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1"/>
          <table:table-cell table:style-name="ce6"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float" office:value="0">
            <text:p>0.00</text:p>
          </table:table-cell>
          <table:table-cell table:style-name="ce7" table:formula="of:=_g0*EXP(-[.A6]/_ts)" office:value-type="float" office:value="0.00000001">
            <text:p>1.00000E-08</text:p>
          </table:table-cell>
        </table:table-row>
        <table:table-row table:style-name="ro1">
          <table:table-cell table:style-name="ce2" office:value-type="float" office:value="0.01">
            <text:p>0.01</text:p>
          </table:table-cell>
          <table:table-cell table:style-name="ce7" table:formula="of:=_g0*EXP(-[.A7]/_ts)" office:value-type="float" office:value="0.00000000135335283236613">
            <text:p>1.35335E-09</text:p>
          </table:table-cell>
        </table:table-row>
        <table:table-row table:style-name="ro1">
          <table:table-cell table:style-name="ce2" office:value-type="float" office:value="0.02">
            <text:p>0.02</text:p>
          </table:table-cell>
          <table:table-cell table:style-name="ce7" table:formula="of:=_g0*EXP(-[.A8]/_ts)" office:value-type="float" office:value="0.000000000183156388887342">
            <text:p>1.83156E-10</text:p>
          </table:table-cell>
        </table:table-row>
        <table:table-row table:style-name="ro1">
          <table:table-cell table:style-name="ce2" office:value-type="float" office:value="0.03">
            <text:p>0.03</text:p>
          </table:table-cell>
          <table:table-cell table:style-name="ce7" table:formula="of:=_g0*EXP(-[.A9]/_ts)" office:value-type="float" office:value="0.0000000000247875217666636">
            <text:p>2.47875E-11</text:p>
          </table:table-cell>
        </table:table-row>
        <table:table-row table:style-name="ro1">
          <table:table-cell table:style-name="ce2" office:value-type="float" office:value="0.04">
            <text:p>0.04</text:p>
          </table:table-cell>
          <table:table-cell table:style-name="ce7" table:formula="of:=_g0*EXP(-[.A10]/_ts)" office:value-type="float" office:value="0.00000000000335462627902512">
            <text:p>3.35463E-12</text:p>
          </table:table-cell>
        </table:table-row>
        <table:table-row table:style-name="ro1">
          <table:table-cell table:style-name="ce2" office:value-type="float" office:value="0.05">
            <text:p>0.05</text:p>
          </table:table-cell>
          <table:table-cell table:style-name="ce7" table:formula="of:=_g0*EXP(-[.A11]/_ts)" office:value-type="float" office:value="0.000000000000453999297624849">
            <text:p>4.53999E-13</text:p>
          </table:table-cell>
        </table:table-row>
        <table:table-row table:style-name="ro1">
          <table:table-cell table:style-name="ce2" office:value-type="float" office:value="0.06">
            <text:p>0.06</text:p>
          </table:table-cell>
          <table:table-cell table:style-name="ce7" table:formula="of:=_g0*EXP(-[.A12]/_ts)" office:value-type="float" office:value="0.0000000000000614421235332821">
            <text:p>6.14421E-14</text:p>
          </table:table-cell>
        </table:table-row>
        <table:table-row table:style-name="ro1">
          <table:table-cell table:style-name="ce2" office:value-type="float" office:value="0.07">
            <text:p>0.07</text:p>
          </table:table-cell>
          <table:table-cell table:style-name="ce7" table:formula="of:=_g0*EXP(-[.A13]/_ts)" office:value-type="float" office:value="8.31528719103566E-015">
            <text:p>8.31529E-15</text:p>
          </table:table-cell>
        </table:table-row>
        <table:table-row table:style-name="ro1">
          <table:table-cell table:style-name="ce2" office:value-type="float" office:value="0.08">
            <text:p>0.08</text:p>
          </table:table-cell>
          <table:table-cell table:style-name="ce7" table:formula="of:=_g0*EXP(-[.A14]/_ts)" office:value-type="float" office:value="1.12535174719259E-015">
            <text:p>1.12535E-15</text:p>
          </table:table-cell>
        </table:table-row>
        <table:table-row table:style-name="ro1">
          <table:table-cell table:style-name="ce2" office:value-type="float" office:value="0.09">
            <text:p>0.09</text:p>
          </table:table-cell>
          <table:table-cell table:style-name="ce7" table:formula="of:=_g0*EXP(-[.A15]/_ts)" office:value-type="float" office:value="1.52299797447126E-016">
            <text:p>1.52300E-16</text:p>
          </table:table-cell>
        </table:table-row>
        <table:table-row table:style-name="ro1">
          <table:table-cell table:style-name="ce2" office:value-type="float" office:value="0.1">
            <text:p>0.10</text:p>
          </table:table-cell>
          <table:table-cell table:style-name="ce7" table:formula="of:=_g0*EXP(-[.A16]/_ts)" office:value-type="float" office:value="2.06115362243856E-017">
            <text:p>2.06115E-17</text:p>
          </table:table-cell>
        </table:table-row>
        <table:table-row table:style-name="ro1">
          <table:table-cell table:style-name="ce2" office:value-type="float" office:value="0.11">
            <text:p>0.11</text:p>
          </table:table-cell>
          <table:table-cell table:style-name="ce7" table:formula="of:=_g0*EXP(-[.A17]/_ts)" office:value-type="float" office:value="2.78946809286892E-018">
            <text:p>2.78947E-18</text:p>
          </table:table-cell>
        </table:table-row>
        <table:table-row table:style-name="ro1">
          <table:table-cell table:style-name="ce2" office:value-type="float" office:value="0.12">
            <text:p>0.12</text:p>
          </table:table-cell>
          <table:table-cell table:style-name="ce7" table:formula="of:=_g0*EXP(-[.A18]/_ts)" office:value-type="float" office:value="3.7751345442791E-019">
            <text:p>3.77513E-19</text:p>
          </table:table-cell>
        </table:table-row>
        <table:table-row table:style-name="ro1">
          <table:table-cell table:style-name="ce2" office:value-type="float" office:value="0.13">
            <text:p>0.13</text:p>
          </table:table-cell>
          <table:table-cell table:style-name="ce7" table:formula="of:=_g0*EXP(-[.A19]/_ts)" office:value-type="float" office:value="5.10908902806333E-020">
            <text:p>5.10909E-20</text:p>
          </table:table-cell>
        </table:table-row>
        <table:table-row table:style-name="ro1">
          <table:table-cell table:style-name="ce2" office:value-type="float" office:value="0.14">
            <text:p>0.14</text:p>
          </table:table-cell>
          <table:table-cell table:style-name="ce7" table:formula="of:=_g0*EXP(-[.A20]/_ts)" office:value-type="float" office:value="6.91440010694018E-021">
            <text:p>6.91440E-21</text:p>
          </table:table-cell>
        </table:table-row>
        <table:table-row table:style-name="ro1">
          <table:table-cell table:style-name="ce2" office:value-type="float" office:value="0.15">
            <text:p>0.15</text:p>
          </table:table-cell>
          <table:table-cell table:style-name="ce7" table:formula="of:=_g0*EXP(-[.A21]/_ts)" office:value-type="float" office:value="9.35762296884018E-022">
            <text:p>9.35762E-22</text:p>
          </table:table-cell>
        </table:table-row>
        <table:table-row table:style-name="ro1">
          <table:table-cell table:style-name="ce2" office:value-type="float" office:value="0.16">
            <text:p>0.16</text:p>
          </table:table-cell>
          <table:table-cell table:style-name="ce7" table:formula="of:=_g0*EXP(-[.A22]/_ts)" office:value-type="float" office:value="1.26641655490942E-022">
            <text:p>1.26642E-22</text:p>
          </table:table-cell>
        </table:table-row>
        <table:table-row table:style-name="ro1">
          <table:table-cell table:style-name="ce2" office:value-type="float" office:value="0.17">
            <text:p>0.17</text:p>
          </table:table-cell>
          <table:table-cell table:style-name="ce7" table:formula="of:=_g0*EXP(-[.A23]/_ts)" office:value-type="float" office:value="1.71390843154201E-023">
            <text:p>1.71391E-23</text:p>
          </table:table-cell>
        </table:table-row>
        <table:table-row table:style-name="ro1">
          <table:table-cell table:style-name="ce2" office:value-type="float" office:value="0.18">
            <text:p>0.18</text:p>
          </table:table-cell>
          <table:table-cell table:style-name="ce7" table:formula="of:=_g0*EXP(-[.A24]/_ts)" office:value-type="float" office:value="2.31952283024357E-024">
            <text:p>2.31952E-24</text:p>
          </table:table-cell>
        </table:table-row>
        <table:table-row table:style-name="ro1">
          <table:table-cell table:style-name="ce2" office:value-type="float" office:value="0.19">
            <text:p>0.19</text:p>
          </table:table-cell>
          <table:table-cell table:style-name="ce7" table:formula="of:=_g0*EXP(-[.A25]/_ts)" office:value-type="float" office:value="3.13913279204803E-025">
            <text:p>3.13913E-25</text:p>
          </table:table-cell>
        </table:table-row>
        <table:table-row table:style-name="ro1">
          <table:table-cell table:style-name="ce2" office:value-type="float" office:value="0.2">
            <text:p>0.20</text:p>
          </table:table-cell>
          <table:table-cell table:style-name="ce7" table:formula="of:=_g0*EXP(-[.A26]/_ts)" office:value-type="float" office:value="4.24835425529159E-026">
            <text:p>4.24835E-26</text:p>
          </table:table-cell>
        </table:table-row>
        <table:table-row table:style-name="ro1">
          <table:table-cell table:style-name="ce2" office:value-type="float" office:value="0.21">
            <text:p>0.21</text:p>
          </table:table-cell>
          <table:table-cell table:style-name="ce7" table:formula="of:=_g0*EXP(-[.A27]/_ts)" office:value-type="float" office:value="5.74952226429356E-027">
            <text:p>5.74952E-27</text:p>
          </table:table-cell>
        </table:table-row>
        <table:table-row table:style-name="ro1">
          <table:table-cell table:style-name="ce2" office:value-type="float" office:value="0.22">
            <text:p>0.22</text:p>
          </table:table-cell>
          <table:table-cell table:style-name="ce7" table:formula="of:=_g0*EXP(-[.A28]/_ts)" office:value-type="float" office:value="7.7811322411338E-028">
            <text:p>7.78113E-28</text:p>
          </table:table-cell>
        </table:table-row>
        <table:table-row table:style-name="ro1">
          <table:table-cell table:style-name="ce2" office:value-type="float" office:value="0.23">
            <text:p>0.23</text:p>
          </table:table-cell>
          <table:table-cell table:style-name="ce7" table:formula="of:=_g0*EXP(-[.A29]/_ts)" office:value-type="float" office:value="1.05306173575538E-028">
            <text:p>1.05306E-28</text:p>
          </table:table-cell>
        </table:table-row>
        <table:table-row table:style-name="ro1">
          <table:table-cell table:style-name="ce2" office:value-type="float" office:value="0.24">
            <text:p>0.24</text:p>
          </table:table-cell>
          <table:table-cell table:style-name="ce7" table:formula="of:=_g0*EXP(-[.A30]/_ts)" office:value-type="float" office:value="1.42516408274094E-029">
            <text:p>1.42516E-29</text:p>
          </table:table-cell>
        </table:table-row>
        <table:table-row table:style-name="ro1">
          <table:table-cell table:style-name="ce2" office:value-type="float" office:value="0.25">
            <text:p>0.25</text:p>
          </table:table-cell>
          <table:table-cell table:style-name="ce7" table:formula="of:=_g0*EXP(-[.A31]/_ts)" office:value-type="float" office:value="1.92874984796392E-030">
            <text:p>1.92875E-30</text:p>
          </table:table-cell>
        </table:table-row>
        <table:table-row table:style-name="ro1">
          <table:table-cell table:style-name="ce2" office:value-type="float" office:value="0.26">
            <text:p>0.26</text:p>
          </table:table-cell>
          <table:table-cell table:style-name="ce7" table:formula="of:=_g0*EXP(-[.A32]/_ts)" office:value-type="float" office:value="2.6102790696677E-031">
            <text:p>2.61028E-31</text:p>
          </table:table-cell>
        </table:table-row>
        <table:table-row table:style-name="ro1">
          <table:table-cell table:style-name="ce2" office:value-type="float" office:value="0.27">
            <text:p>0.27</text:p>
          </table:table-cell>
          <table:table-cell table:style-name="ce7" table:formula="of:=_g0*EXP(-[.A33]/_ts)" office:value-type="float" office:value="3.53262857220081E-032">
            <text:p>3.53263E-32</text:p>
          </table:table-cell>
        </table:table-row>
        <table:table-row table:style-name="ro1">
          <table:table-cell table:style-name="ce2" office:value-type="float" office:value="0.28">
            <text:p>0.28</text:p>
          </table:table-cell>
          <table:table-cell table:style-name="ce7" table:formula="of:=_g0*EXP(-[.A34]/_ts)" office:value-type="float" office:value="4.78089288388544E-033">
            <text:p>4.78089E-33</text:p>
          </table:table-cell>
        </table:table-row>
        <table:table-row table:style-name="ro1">
          <table:table-cell table:style-name="ce2" office:value-type="float" office:value="0.29">
            <text:p>0.29</text:p>
          </table:table-cell>
          <table:table-cell table:style-name="ce7" table:formula="of:=_g0*EXP(-[.A35]/_ts)" office:value-type="float" office:value="6.47023492564551E-034">
            <text:p>6.47023E-34</text:p>
          </table:table-cell>
        </table:table-row>
        <table:table-row table:style-name="ro1">
          <table:table-cell table:style-name="ce2" office:value-type="float" office:value="0.3">
            <text:p>0.30</text:p>
          </table:table-cell>
          <table:table-cell table:style-name="ce7" table:formula="of:=_g0*EXP(-[.A36]/_ts)" office:value-type="float" office:value="8.75651076269652E-035">
            <text:p>8.75651E-35</text:p>
          </table:table-cell>
        </table:table-row>
        <table:table-row table:style-name="ro1">
          <table:table-cell table:style-name="ce2" office:value-type="float" office:value="0.31">
            <text:p>0.31</text:p>
          </table:table-cell>
          <table:table-cell table:style-name="ce7" table:formula="of:=_g0*EXP(-[.A37]/_ts)" office:value-type="float" office:value="1.18506486423398E-035">
            <text:p>1.18506E-35</text:p>
          </table:table-cell>
        </table:table-row>
        <table:table-row table:style-name="ro1">
          <table:table-cell table:style-name="ce2" office:value-type="float" office:value="0.32">
            <text:p>0.32</text:p>
          </table:table-cell>
          <table:table-cell table:style-name="ce7" table:formula="of:=_g0*EXP(-[.A38]/_ts)" office:value-type="float" office:value="1.60381089054864E-036">
            <text:p>1.60381E-36</text:p>
          </table:table-cell>
        </table:table-row>
        <table:table-row table:style-name="ro1">
          <table:table-cell table:style-name="ce2" office:value-type="float" office:value="0.33">
            <text:p>0.33</text:p>
          </table:table-cell>
          <table:table-cell table:style-name="ce7" table:formula="of:=_g0*EXP(-[.A39]/_ts)" office:value-type="float" office:value="2.17052201130364E-037">
            <text:p>2.17052E-37</text:p>
          </table:table-cell>
        </table:table-row>
        <table:table-row table:style-name="ro1">
          <table:table-cell table:style-name="ce2" office:value-type="float" office:value="0.34">
            <text:p>0.34</text:p>
          </table:table-cell>
          <table:table-cell table:style-name="ce7" table:formula="of:=_g0*EXP(-[.A40]/_ts)" office:value-type="float" office:value="2.9374821117108E-038">
            <text:p>2.93748E-38</text:p>
          </table:table-cell>
        </table:table-row>
        <table:table-row table:style-name="ro1">
          <table:table-cell table:style-name="ce2" office:value-type="float" office:value="0.35">
            <text:p>0.35</text:p>
          </table:table-cell>
          <table:table-cell table:style-name="ce7" table:formula="of:=_g0*EXP(-[.A41]/_ts)" office:value-type="float" office:value="3.97544973590865E-039">
            <text:p>3.97545E-39</text:p>
          </table:table-cell>
        </table:table-row>
        <table:table-row table:style-name="ro1">
          <table:table-cell table:style-name="ce2" office:value-type="float" office:value="0.36">
            <text:p>0.36</text:p>
          </table:table-cell>
          <table:table-cell table:style-name="ce7" table:formula="of:=_g0*EXP(-[.A42]/_ts)" office:value-type="float" office:value="5.38018616002114E-040">
            <text:p>5.38019E-40</text:p>
          </table:table-cell>
        </table:table-row>
        <table:table-row table:style-name="ro1">
          <table:table-cell table:style-name="ce2" office:value-type="float" office:value="0.37">
            <text:p>0.37</text:p>
          </table:table-cell>
          <table:table-cell table:style-name="ce7" table:formula="of:=_g0*EXP(-[.A43]/_ts)" office:value-type="float" office:value="7.28129017832164E-041">
            <text:p>7.28129E-41</text:p>
          </table:table-cell>
        </table:table-row>
        <table:table-row table:style-name="ro1">
          <table:table-cell table:style-name="ce2" office:value-type="float" office:value="0.38">
            <text:p>0.38</text:p>
          </table:table-cell>
          <table:table-cell table:style-name="ce7" table:formula="of:=_g0*EXP(-[.A44]/_ts)" office:value-type="float" office:value="9.85415468611126E-042">
            <text:p>9.85415E-42</text:p>
          </table:table-cell>
        </table:table-row>
        <table:table-row table:style-name="ro1">
          <table:table-cell table:style-name="ce2" office:value-type="float" office:value="0.39">
            <text:p>0.39</text:p>
          </table:table-cell>
          <table:table-cell table:style-name="ce7" table:formula="of:=_g0*EXP(-[.A45]/_ts)" office:value-type="float" office:value="1.33361481550226E-042">
            <text:p>1.33361E-42</text:p>
          </table:table-cell>
        </table:table-row>
        <table:table-row table:style-name="ro1">
          <table:table-cell table:style-name="ce2" office:value-type="float" office:value="0.4">
            <text:p>0.40</text:p>
          </table:table-cell>
          <table:table-cell table:style-name="ce7" table:formula="of:=_g0*EXP(-[.A46]/_ts)" office:value-type="float" office:value="1.80485138784542E-043">
            <text:p>1.80485E-43</text:p>
          </table:table-cell>
        </table:table-row>
        <table:table-row table:style-name="ro1">
          <table:table-cell table:style-name="ce2" office:value-type="float" office:value="0.41">
            <text:p>0.41</text:p>
          </table:table-cell>
          <table:table-cell table:style-name="ce7" table:formula="of:=_g0*EXP(-[.A47]/_ts)" office:value-type="float" office:value="2.44260073774053E-044">
            <text:p>2.44260E-44</text:p>
          </table:table-cell>
        </table:table-row>
        <table:table-row table:style-name="ro1">
          <table:table-cell table:style-name="ce2" office:value-type="float" office:value="0.42">
            <text:p>0.42</text:p>
          </table:table-cell>
          <table:table-cell table:style-name="ce7" table:formula="of:=_g0*EXP(-[.A48]/_ts)" office:value-type="float" office:value="3.30570062676073E-045">
            <text:p>3.30570E-45</text:p>
          </table:table-cell>
        </table:table-row>
        <table:table-row table:style-name="ro1">
          <table:table-cell table:style-name="ce2" office:value-type="float" office:value="0.43">
            <text:p>0.43</text:p>
          </table:table-cell>
          <table:table-cell table:style-name="ce7" table:formula="of:=_g0*EXP(-[.A49]/_ts)" office:value-type="float" office:value="4.47377930618112E-046">
            <text:p>4.47378E-46</text:p>
          </table:table-cell>
        </table:table-row>
        <table:table-row table:style-name="ro1">
          <table:table-cell table:style-name="ce2" office:value-type="float" office:value="0.44">
            <text:p>0.44</text:p>
          </table:table-cell>
          <table:table-cell table:style-name="ce7" table:formula="of:=_g0*EXP(-[.A50]/_ts)" office:value-type="float" office:value="6.05460189540119E-047">
            <text:p>6.05460E-47</text:p>
          </table:table-cell>
        </table:table-row>
        <table:table-row table:style-name="ro1">
          <table:table-cell table:style-name="ce2" office:value-type="float" office:value="0.45">
            <text:p>0.45</text:p>
          </table:table-cell>
          <table:table-cell table:style-name="ce7" table:formula="of:=_g0*EXP(-[.A51]/_ts)" office:value-type="float" office:value="8.19401262399052E-048">
            <text:p>8.19401E-48</text:p>
          </table:table-cell>
        </table:table-row>
        <table:table-row table:style-name="ro1">
          <table:table-cell table:style-name="ce2" office:value-type="float" office:value="0.46">
            <text:p>0.46</text:p>
          </table:table-cell>
          <table:table-cell table:style-name="ce7" table:formula="of:=_g0*EXP(-[.A52]/_ts)" office:value-type="float" office:value="1.10893901931214E-048">
            <text:p>1.10894E-48</text:p>
          </table:table-cell>
        </table:table-row>
        <table:table-row table:style-name="ro1">
          <table:table-cell table:style-name="ce2" office:value-type="float" office:value="0.47">
            <text:p>0.47</text:p>
          </table:table-cell>
          <table:table-cell table:style-name="ce7" table:formula="of:=_g0*EXP(-[.A53]/_ts)" office:value-type="float" office:value="1.50078576270739E-049">
            <text:p>1.50079E-49</text:p>
          </table:table-cell>
        </table:table-row>
        <table:table-row table:style-name="ro1">
          <table:table-cell table:style-name="ce2" office:value-type="float" office:value="0.48">
            <text:p>0.48</text:p>
          </table:table-cell>
          <table:table-cell table:style-name="ce7" table:formula="of:=_g0*EXP(-[.A54]/_ts)" office:value-type="float" office:value="2.03109266273481E-050">
            <text:p>2.03109E-50</text:p>
          </table:table-cell>
        </table:table-row>
        <table:table-row table:style-name="ro1">
          <table:table-cell table:style-name="ce2" office:value-type="float" office:value="0.49">
            <text:p>0.49</text:p>
          </table:table-cell>
          <table:table-cell table:style-name="ce7" table:formula="of:=_g0*EXP(-[.A55]/_ts)" office:value-type="float" office:value="2.74878500791021E-051">
            <text:p>2.74879E-51</text:p>
          </table:table-cell>
        </table:table-row>
        <table:table-row table:style-name="ro1">
          <table:table-cell table:style-name="ce2" office:value-type="float" office:value="0.5">
            <text:p>0.50</text:p>
          </table:table-cell>
          <table:table-cell table:style-name="ce7" table:formula="of:=_g0*EXP(-[.A56]/_ts)" office:value-type="float" office:value="3.72007597602084E-052">
            <text:p>3.72008E-52</text:p>
          </table:table-cell>
        </table:table-row>
        <table:table-row table:style-name="ro1">
          <table:table-cell table:style-name="ce2" office:value-type="float" office:value="0.51">
            <text:p>0.51</text:p>
          </table:table-cell>
          <table:table-cell table:style-name="ce7" table:formula="of:=_g0*EXP(-[.A57]/_ts)" office:value-type="float" office:value="5.03457535876498E-053">
            <text:p>5.03458E-53</text:p>
          </table:table-cell>
        </table:table-row>
        <table:table-row table:style-name="ro1">
          <table:table-cell table:style-name="ce2" office:value-type="float" office:value="0.52">
            <text:p>0.52</text:p>
          </table:table-cell>
          <table:table-cell table:style-name="ce7" table:formula="of:=_g0*EXP(-[.A58]/_ts)" office:value-type="float" office:value="6.8135568215453E-054">
            <text:p>6.81356E-54</text:p>
          </table:table-cell>
        </table:table-row>
        <table:table-row table:style-name="ro1">
          <table:table-cell table:style-name="ce2" office:value-type="float" office:value="0.53">
            <text:p>0.53</text:p>
          </table:table-cell>
          <table:table-cell table:style-name="ce7" table:formula="of:=_g0*EXP(-[.A59]/_ts)" office:value-type="float" office:value="9.22114642292588E-055">
            <text:p>9.22115E-55</text:p>
          </table:table-cell>
        </table:table-row>
        <table:table-row table:style-name="ro1">
          <table:table-cell table:style-name="ce2" office:value-type="float" office:value="0.54">
            <text:p>0.54</text:p>
          </table:table-cell>
          <table:table-cell table:style-name="ce7" table:formula="of:=_g0*EXP(-[.A60]/_ts)" office:value-type="float" office:value="1.24794646291295E-055">
            <text:p>1.24795E-55</text:p>
          </table:table-cell>
        </table:table-row>
        <table:table-row table:style-name="ro1">
          <table:table-cell table:style-name="ce2" office:value-type="float" office:value="0.55">
            <text:p>0.55</text:p>
          </table:table-cell>
          <table:table-cell table:style-name="ce7" table:formula="of:=_g0*EXP(-[.A61]/_ts)" office:value-type="float" office:value="1.68891188022453E-056">
            <text:p>1.68891E-56</text:p>
          </table:table-cell>
        </table:table-row>
        <table:table-row table:style-name="ro1">
          <table:table-cell table:style-name="ce2" office:value-type="float" office:value="0.56">
            <text:p>0.56</text:p>
          </table:table-cell>
          <table:table-cell table:style-name="ce7" table:formula="of:=_g0*EXP(-[.A62]/_ts)" office:value-type="float" office:value="2.28569367671864E-057">
            <text:p>2.28569E-57</text:p>
          </table:table-cell>
        </table:table-row>
        <table:table-row table:style-name="ro1">
          <table:table-cell table:style-name="ce2" office:value-type="float" office:value="0.57">
            <text:p>0.57</text:p>
          </table:table-cell>
          <table:table-cell table:style-name="ce7" table:formula="of:=_g0*EXP(-[.A63]/_ts)" office:value-type="float" office:value="3.09335001130852E-058">
            <text:p>3.09335E-58</text:p>
          </table:table-cell>
        </table:table-row>
        <table:table-row table:style-name="ro1">
          <table:table-cell table:style-name="ce2" office:value-type="float" office:value="0.58">
            <text:p>0.58</text:p>
          </table:table-cell>
          <table:table-cell table:style-name="ce7" table:formula="of:=_g0*EXP(-[.A64]/_ts)" office:value-type="float" office:value="4.18639399930429E-059">
            <text:p>4.18639E-59</text:p>
          </table:table-cell>
        </table:table-row>
        <table:table-row table:style-name="ro1">
          <table:table-cell table:style-name="ce2" office:value-type="float" office:value="0.59">
            <text:p>0.59</text:p>
          </table:table-cell>
          <table:table-cell table:style-name="ce7" table:formula="of:=_g0*EXP(-[.A65]/_ts)" office:value-type="float" office:value="5.66566817635902E-060">
            <text:p>5.66567E-60</text:p>
          </table:table-cell>
        </table:table-row>
        <table:table-row table:style-name="ro1">
          <table:table-cell table:style-name="ce2" office:value-type="float" office:value="0.6">
            <text:p>0.60</text:p>
          </table:table-cell>
          <table:table-cell table:style-name="ce7" table:formula="of:=_g0*EXP(-[.A66]/_ts)" office:value-type="float" office:value="7.667648073722E-061">
            <text:p>7.66765E-61</text:p>
          </table:table-cell>
        </table:table-row>
        <table:table-row table:style-name="ro1">
          <table:table-cell table:style-name="ce2" office:value-type="float" office:value="0.61">
            <text:p>0.61</text:p>
          </table:table-cell>
          <table:table-cell table:style-name="ce7" table:formula="of:=_g0*EXP(-[.A67]/_ts)" office:value-type="float" office:value="1.03770332381583E-061">
            <text:p>1.03770E-61</text:p>
          </table:table-cell>
        </table:table-row>
        <table:table-row table:style-name="ro1">
          <table:table-cell table:style-name="ce2" office:value-type="float" office:value="0.62">
            <text:p>0.62</text:p>
          </table:table-cell>
          <table:table-cell table:style-name="ce7" table:formula="of:=_g0*EXP(-[.A68]/_ts)" office:value-type="float" office:value="1.4043787324419E-062">
            <text:p>1.40438E-62</text:p>
          </table:table-cell>
        </table:table-row>
        <table:table-row table:style-name="ro1">
          <table:table-cell table:style-name="ce2" office:value-type="float" office:value="0.63">
            <text:p>0.63</text:p>
          </table:table-cell>
          <table:table-cell table:style-name="ce7" table:formula="of:=_g0*EXP(-[.A69]/_ts)" office:value-type="float" office:value="1.900619935265E-063">
            <text:p>1.90062E-63</text:p>
          </table:table-cell>
        </table:table-row>
        <table:table-row table:style-name="ro1">
          <table:table-cell table:style-name="ce2" office:value-type="float" office:value="0.64">
            <text:p>0.64</text:p>
          </table:table-cell>
          <table:table-cell table:style-name="ce7" table:formula="of:=_g0*EXP(-[.A70]/_ts)" office:value-type="float" office:value="2.57220937264241E-064">
            <text:p>2.57221E-64</text:p>
          </table:table-cell>
        </table:table-row>
        <table:table-row table:style-name="ro1">
          <table:table-cell table:style-name="ce2" office:value-type="float" office:value="0.65">
            <text:p>0.65</text:p>
          </table:table-cell>
          <table:table-cell table:style-name="ce7" table:formula="of:=_g0*EXP(-[.A71]/_ts)" office:value-type="float" office:value="3.48110683990431E-065">
            <text:p>3.48111E-65</text:p>
          </table:table-cell>
        </table:table-row>
        <table:table-row table:style-name="ro1">
          <table:table-cell table:style-name="ce2" office:value-type="float" office:value="0.66">
            <text:p>0.66</text:p>
          </table:table-cell>
          <table:table-cell table:style-name="ce7" table:formula="of:=_g0*EXP(-[.A72]/_ts)" office:value-type="float" office:value="4.7111658015536E-066">
            <text:p>4.71117E-66</text:p>
          </table:table-cell>
        </table:table-row>
        <table:table-row table:style-name="ro1">
          <table:table-cell table:style-name="ce2" office:value-type="float" office:value="0.67">
            <text:p>0.67</text:p>
          </table:table-cell>
          <table:table-cell table:style-name="ce7" table:formula="of:=_g0*EXP(-[.A73]/_ts)" office:value-type="float" office:value="6.37586958127899E-067">
            <text:p>6.37587E-67</text:p>
          </table:table-cell>
        </table:table-row>
        <table:table-row table:style-name="ro1">
          <table:table-cell table:style-name="ce2" office:value-type="float" office:value="0.68">
            <text:p>0.68</text:p>
          </table:table-cell>
          <table:table-cell table:style-name="ce7" table:formula="of:=_g0*EXP(-[.A74]/_ts)" office:value-type="float" office:value="8.62880115662096E-068">
            <text:p>8.62880E-68</text:p>
          </table:table-cell>
        </table:table-row>
        <table:table-row table:style-name="ro1">
          <table:table-cell table:style-name="ce2" office:value-type="float" office:value="0.69">
            <text:p>0.69</text:p>
          </table:table-cell>
          <table:table-cell table:style-name="ce7" table:formula="of:=_g0*EXP(-[.A75]/_ts)" office:value-type="float" office:value="1.16778124852371E-068">
            <text:p>1.16778E-68</text:p>
          </table:table-cell>
        </table:table-row>
        <table:table-row table:style-name="ro1">
          <table:table-cell table:style-name="ce2" office:value-type="float" office:value="0.7">
            <text:p>0.70</text:p>
          </table:table-cell>
          <table:table-cell table:style-name="ce7" table:formula="of:=_g0*EXP(-[.A76]/_ts)" office:value-type="float" office:value="1.58042006027361E-069">
            <text:p>1.58042E-69</text:p>
          </table:table-cell>
        </table:table-row>
        <table:table-row table:style-name="ro1">
          <table:table-cell table:style-name="ce2" office:value-type="float" office:value="0.71">
            <text:p>0.71</text:p>
          </table:table-cell>
          <table:table-cell table:style-name="ce7" table:formula="of:=_g0*EXP(-[.A77]/_ts)" office:value-type="float" office:value="2.13886596489954E-070">
            <text:p>2.13887E-70</text:p>
          </table:table-cell>
        </table:table-row>
        <table:table-row table:style-name="ro1">
          <table:table-cell table:style-name="ce2" office:value-type="float" office:value="0.72">
            <text:p>0.72</text:p>
          </table:table-cell>
          <table:table-cell table:style-name="ce7" table:formula="of:=_g0*EXP(-[.A78]/_ts)" office:value-type="float" office:value="2.8946403116483E-071">
            <text:p>2.89464E-71</text:p>
          </table:table-cell>
        </table:table-row>
        <table:table-row table:style-name="ro1">
          <table:table-cell table:style-name="ce2" office:value-type="float" office:value="0.73">
            <text:p>0.73</text:p>
          </table:table-cell>
          <table:table-cell table:style-name="ce7" table:formula="of:=_g0*EXP(-[.A79]/_ts)" office:value-type="float" office:value="3.9174696644504E-072">
            <text:p>3.91747E-72</text:p>
          </table:table-cell>
        </table:table-row>
        <table:table-row table:style-name="ro1">
          <table:table-cell table:style-name="ce2" office:value-type="float" office:value="0.74">
            <text:p>0.74</text:p>
          </table:table-cell>
          <table:table-cell table:style-name="ce7" table:formula="of:=_g0*EXP(-[.A80]/_ts)" office:value-type="float" office:value="5.30171866609232E-073">
            <text:p>5.30172E-73</text:p>
          </table:table-cell>
        </table:table-row>
        <table:table-row table:style-name="ro1">
          <table:table-cell table:style-name="ce2" office:value-type="float" office:value="0.75">
            <text:p>0.75</text:p>
          </table:table-cell>
          <table:table-cell table:style-name="ce7" table:formula="of:=_g0*EXP(-[.A81]/_ts)" office:value-type="float" office:value="7.17509597316441E-074">
            <text:p>7.17510E-74</text:p>
          </table:table-cell>
        </table:table-row>
        <table:table-row table:style-name="ro1">
          <table:table-cell table:style-name="ce2" office:value-type="float" office:value="0.76">
            <text:p>0.76</text:p>
          </table:table-cell>
          <table:table-cell table:style-name="ce7" table:formula="of:=_g0*EXP(-[.A82]/_ts)" office:value-type="float" office:value="9.71043645778085E-075">
            <text:p>9.71044E-75</text:p>
          </table:table-cell>
        </table:table-row>
        <table:table-row table:style-name="ro1">
          <table:table-cell table:style-name="ce2" office:value-type="float" office:value="0.77">
            <text:p>0.77</text:p>
          </table:table-cell>
          <table:table-cell table:style-name="ce7" table:formula="of:=_g0*EXP(-[.A83]/_ts)" office:value-type="float" office:value="1.3141646683649E-075">
            <text:p>1.31416E-75</text:p>
          </table:table-cell>
        </table:table-row>
        <table:table-row table:style-name="ro1">
          <table:table-cell table:style-name="ce2" office:value-type="float" office:value="0.78">
            <text:p>0.78</text:p>
          </table:table-cell>
          <table:table-cell table:style-name="ce7" table:formula="of:=_g0*EXP(-[.A84]/_ts)" office:value-type="float" office:value="1.77852847612713E-076">
            <text:p>1.77853E-76</text:p>
          </table:table-cell>
        </table:table-row>
        <table:table-row table:style-name="ro1">
          <table:table-cell table:style-name="ce2" office:value-type="float" office:value="0.79">
            <text:p>0.79</text:p>
          </table:table-cell>
          <table:table-cell table:style-name="ce7" table:formula="of:=_g0*EXP(-[.A85]/_ts)" office:value-type="float" office:value="2.40697655061046E-077">
            <text:p>2.40698E-77</text:p>
          </table:table-cell>
        </table:table-row>
        <table:table-row table:style-name="ro1">
          <table:table-cell table:style-name="ce2" office:value-type="float" office:value="0.8">
            <text:p>0.80</text:p>
          </table:table-cell>
          <table:table-cell table:style-name="ce7" table:formula="of:=_g0*EXP(-[.A86]/_ts)" office:value-type="float" office:value="3.25748853220752E-078">
            <text:p>3.25749E-78</text:p>
          </table:table-cell>
        </table:table-row>
        <table:table-row table:style-name="ro1">
          <table:table-cell table:style-name="ce2" office:value-type="float" office:value="0.81">
            <text:p>0.81</text:p>
          </table:table-cell>
          <table:table-cell table:style-name="ce7" table:formula="of:=_g0*EXP(-[.A87]/_ts)" office:value-type="float" office:value="4.40853133146323E-079">
            <text:p>4.40853E-79</text:p>
          </table:table-cell>
        </table:table-row>
        <table:table-row table:style-name="ro1">
          <table:table-cell table:style-name="ce2" office:value-type="float" office:value="0.82">
            <text:p>0.82</text:p>
          </table:table-cell>
          <table:table-cell table:style-name="ce7" table:formula="of:=_g0*EXP(-[.A88]/_ts)" office:value-type="float" office:value="5.96629836401057E-080">
            <text:p>5.96630E-80</text:p>
          </table:table-cell>
        </table:table-row>
        <table:table-row table:style-name="ro1">
          <table:table-cell table:style-name="ce2" office:value-type="float" office:value="0.83">
            <text:p>0.83</text:p>
          </table:table-cell>
          <table:table-cell table:style-name="ce7" table:formula="of:=_g0*EXP(-[.A89]/_ts)" office:value-type="float" office:value="8.07450678967509E-081">
            <text:p>8.07451E-81</text:p>
          </table:table-cell>
        </table:table-row>
        <table:table-row table:style-name="ro1">
          <table:table-cell table:style-name="ce2" office:value-type="float" office:value="0.84">
            <text:p>0.84</text:p>
          </table:table-cell>
          <table:table-cell table:style-name="ce7" table:formula="of:=_g0*EXP(-[.A90]/_ts)" office:value-type="float" office:value="1.09276566337663E-081">
            <text:p>1.09277E-81</text:p>
          </table:table-cell>
        </table:table-row>
        <table:table-row table:style-name="ro1">
          <table:table-cell table:style-name="ce2" office:value-type="float" office:value="0.85">
            <text:p>0.85</text:p>
          </table:table-cell>
          <table:table-cell table:style-name="ce7" table:formula="of:=_g0*EXP(-[.A91]/_ts)" office:value-type="float" office:value="1.47889750564321E-082">
            <text:p>1.47890E-82</text:p>
          </table:table-cell>
        </table:table-row>
        <table:table-row table:style-name="ro1">
          <table:table-cell table:style-name="ce2" office:value-type="float" office:value="0.86">
            <text:p>0.86</text:p>
          </table:table-cell>
          <table:table-cell table:style-name="ce7" table:formula="of:=_g0*EXP(-[.A92]/_ts)" office:value-type="float" office:value="2.00147012804144E-083">
            <text:p>2.00147E-83</text:p>
          </table:table-cell>
        </table:table-row>
        <table:table-row table:style-name="ro1">
          <table:table-cell table:style-name="ce2" office:value-type="float" office:value="0.87">
            <text:p>0.87</text:p>
          </table:table-cell>
          <table:table-cell table:style-name="ce7" table:formula="of:=_g0*EXP(-[.A93]/_ts)" office:value-type="float" office:value="2.70869526668108E-084">
            <text:p>2.70870E-84</text:p>
          </table:table-cell>
        </table:table-row>
        <table:table-row table:style-name="ro1">
          <table:table-cell table:style-name="ce2" office:value-type="float" office:value="0.88">
            <text:p>0.88</text:p>
          </table:table-cell>
          <table:table-cell table:style-name="ce7" table:formula="of:=_g0*EXP(-[.A94]/_ts)" office:value-type="float" office:value="3.66582041117956E-085">
            <text:p>3.66582E-85</text:p>
          </table:table-cell>
        </table:table-row>
        <table:table-row table:style-name="ro1">
          <table:table-cell table:style-name="ce2" office:value-type="float" office:value="0.89">
            <text:p>0.89</text:p>
          </table:table-cell>
          <table:table-cell table:style-name="ce7" table:formula="of:=_g0*EXP(-[.A95]/_ts)" office:value-type="float" office:value="4.96114843641542E-086">
            <text:p>4.96115E-86</text:p>
          </table:table-cell>
        </table:table-row>
        <table:table-row table:style-name="ro1">
          <table:table-cell table:style-name="ce2" office:value-type="float" office:value="0.9">
            <text:p>0.90</text:p>
          </table:table-cell>
          <table:table-cell table:style-name="ce7" table:formula="of:=_g0*EXP(-[.A96]/_ts)" office:value-type="float" office:value="6.71418428821159E-087">
            <text:p>6.71418E-87</text:p>
          </table:table-cell>
        </table:table-row>
        <table:table-row table:style-name="ro1">
          <table:table-cell table:style-name="ce2" office:value-type="float" office:value="0.91">
            <text:p>0.91</text:p>
          </table:table-cell>
          <table:table-cell table:style-name="ce7" table:formula="of:=_g0*EXP(-[.A97]/_ts)" office:value-type="float" office:value="9.08666032347931E-088">
            <text:p>9.08666E-88</text:p>
          </table:table-cell>
        </table:table-row>
        <table:table-row table:style-name="ro1">
          <table:table-cell table:style-name="ce2" office:value-type="float" office:value="0.92">
            <text:p>0.92</text:p>
          </table:table-cell>
          <table:table-cell table:style-name="ce7" table:formula="of:=_g0*EXP(-[.A98]/_ts)" office:value-type="float" office:value="1.22974574855296E-088">
            <text:p>1.22975E-88</text:p>
          </table:table-cell>
        </table:table-row>
        <table:table-row table:style-name="ro1">
          <table:table-cell table:style-name="ce2" office:value-type="float" office:value="0.93">
            <text:p>0.93</text:p>
          </table:table-cell>
          <table:table-cell table:style-name="ce7" table:formula="of:=_g0*EXP(-[.A99]/_ts)" office:value-type="float" office:value="1.66427989189435E-089">
            <text:p>1.66428E-89</text:p>
          </table:table-cell>
        </table:table-row>
        <table:table-row table:style-name="ro1">
          <table:table-cell table:style-name="ce2" office:value-type="float" office:value="0.94">
            <text:p>0.94</text:p>
          </table:table-cell>
          <table:table-cell table:style-name="ce7" table:formula="of:=_g0*EXP(-[.A100]/_ts)" office:value-type="float" office:value="2.25235790554522E-090">
            <text:p>2.25236E-90</text:p>
          </table:table-cell>
        </table:table-row>
        <table:table-row table:style-name="ro1">
          <table:table-cell table:style-name="ce2" office:value-type="float" office:value="0.95">
            <text:p>0.95</text:p>
          </table:table-cell>
          <table:table-cell table:style-name="ce7" table:formula="of:=_g0*EXP(-[.A101]/_ts)" office:value-type="float" office:value="3.04823495097186E-091">
            <text:p>3.04823E-91</text:p>
          </table:table-cell>
        </table:table-row>
        <table:table-row table:style-name="ro1">
          <table:table-cell table:style-name="ce2" office:value-type="float" office:value="0.96">
            <text:p>0.96</text:p>
          </table:table-cell>
          <table:table-cell table:style-name="ce7" table:formula="of:=_g0*EXP(-[.A102]/_ts)" office:value-type="float" office:value="4.12533740461519E-092">
            <text:p>4.12534E-92</text:p>
          </table:table-cell>
        </table:table-row>
        <table:table-row table:style-name="ro1">
          <table:table-cell table:style-name="ce2" office:value-type="float" office:value="0.97">
            <text:p>0.97</text:p>
          </table:table-cell>
          <table:table-cell table:style-name="ce7" table:formula="of:=_g0*EXP(-[.A103]/_ts)" office:value-type="float" office:value="5.58303706100189E-093">
            <text:p>5.58304E-93</text:p>
          </table:table-cell>
        </table:table-row>
        <table:table-row table:style-name="ro1">
          <table:table-cell table:style-name="ce2" office:value-type="float" office:value="0.98">
            <text:p>0.98</text:p>
          </table:table-cell>
          <table:table-cell table:style-name="ce7" table:formula="of:=_g0*EXP(-[.A104]/_ts)" office:value-type="float" office:value="7.55581901971196E-094">
            <text:p>7.55582E-94</text:p>
          </table:table-cell>
        </table:table-row>
        <table:table-row table:style-name="ro1">
          <table:table-cell table:style-name="ce2" office:value-type="float" office:value="0.99">
            <text:p>0.99</text:p>
          </table:table-cell>
          <table:table-cell table:style-name="ce7" table:formula="of:=_g0*EXP(-[.A105]/_ts)" office:value-type="float" office:value="1.0225689071173E-094">
            <text:p>1.02257E-94</text:p>
          </table:table-cell>
        </table:table-row>
        <table:table-row table:style-name="ro1">
          <table:table-cell table:style-name="ce2" office:value-type="float" office:value="1">
            <text:p>1.00</text:p>
          </table:table-cell>
          <table:table-cell table:style-name="ce7" table:formula="of:=_g0*EXP(-[.A106]/_ts)" office:value-type="float" office:value="1.38389652673674E-095">
            <text:p>1.38390E-95</text:p>
          </table:table-cell>
        </table:table-row>
        <table:table-row table:style-name="ro1" table:number-rows-repeated="10484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V" table:base-cell-address="$IAF.$B$3" table:cell-range-address="$IAF.$B$3"/>
        <table:named-range table:name="_V" table:base-cell-address="$COBA.$B$3" table:cell-range-address="$COBA.$B$3"/>
        <table:named-range table:name="_g0" table:base-cell-address="$COBA.$B$1" table:cell-range-address="$COBA.$B$1"/>
        <table:named-range table:name="_ts" table:base-cell-address="$COBA.$B$2" table:cell-range-address="$COBA.$B$2"/>
        <table:named-range table:name="g0" table:base-cell-address="$COBA.$B$1" table:cell-range-address="$COBA.$B$1"/>
        <table:named-range table:name="m0" table:base-cell-address="$IAF.$B$1" table:cell-range-address="$IAF.$B$1"/>
        <table:named-range table:name="tm" table:base-cell-address="$IAF.$B$2" table:cell-range-address="$IAF.$B$2"/>
        <table:named-range table:name="ts" table:base-cell-address="$IAF.$B$2" table:cell-range-address="$IAF.$B$2"/>
        <table:named-range table:name="v0" table:base-cell-address="$IAF.$B$4" table:cell-range-address="$IAF.$B$4"/>
        <table:named-range table:name="vrest" table:base-cell-address="$IAF.$B$3" table:cell-range-address="$IAF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0">
      <number:number number:decimal-places="3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9" number:min-integer-digits="1"/>
    </number:number-style>
    <number:number-style style:name="N118">
      <number:scientific-number number:decimal-places="5" number:min-integer-digits="1" number:min-exponent-digits="2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2">22/12/2011</text:date>, <text:time>16:1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22T13:04:02</meta:creation-date>
    <dc:date>2011-12-22T16:15:37</dc:date>
    <meta:editing-duration>PT3H11M37S</meta:editing-duration>
    <meta:editing-cycles>17</meta:editing-cycles>
    <meta:generator>LibreOffice/3.4$Linux LibreOffice_project/340m1$Build-302</meta:generator>
    <meta:document-statistic meta:table-count="4" meta:cell-count="4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13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inimum="0" chart:maximum="1" chart:reverse-direction="false" text:line-break="fals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3">
      <style:chart-properties chart:display-label="true" chart:logarithmic="false" chart:minimum="-0.065" chart:maximum="-0.04" chart:origin="0" chart:interval-major="0.00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3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945cm" svg:height="17.917cm" xlink:href=".." xlink:type="simple" chart:class="chart:scatter" chart:style-name="ch1">
        <chart:legend chart:legend-position="end" svg:x="28.093cm" svg:y="8.659cm" style:legend-expansion="high" chart:style-name="ch2"/>
        <chart:plot-area chart:style-name="ch3" table:cell-range-address="IAF.A6:IAF.B106" svg:x="0.54cm" svg:y="1.294cm" svg:width="26.342cm" svg:height="15.671cm">
          <chartooo:coordinate-region svg:x="2.484cm" svg:y="1.793cm" svg:width="24.066cm" svg:height="15.172cm"/>
          <chart:axis chart:dimension="x" chart:name="primary-x" chart:style-name="ch4">
            <chart:grid chart:style-name="ch5" chart:class="major"/>
            <chart:grid chart:style-name="ch5" chart:class="minor"/>
          </chart:axis>
          <chart:axis chart:dimension="y" chart:name="primary-y" chart:style-name="ch6">
            <chart:grid chart:style-name="ch5" chart:class="major"/>
            <chart:grid chart:style-name="ch5" chart:class="minor"/>
          </chart:axis>
          <chart:series chart:style-name="ch7" chart:values-cell-range-address="IAF.B6:IAF.B106" chart:class="chart:scatter">
            <chart:domain table:cell-range-address="IAF.A6:IAF.A106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AF.A6:IAF.A106</svg:desc>
                </draw:g>
              </table:table-cell>
              <table:table-cell office:value-type="float" office:value="-0.045">
                <text:p>-0.045</text:p>
                <draw:g>
                  <svg:desc>IAF.B6:IAF.B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-0.0509020401043105">
                <text:p>-0.0509020401043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-0.0544818083824284">
                <text:p>-0.0544818083824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-0.0566530475977736">
                <text:p>-0.056653047597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-0.0579699707514508">
                <text:p>-0.05796997075145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-0.0587687250206415">
                <text:p>-0.05876872502064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-0.059253193974482">
                <text:p>-0.0592531939744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-0.0595470392486652">
                <text:p>-0.0595470392486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-0.059725265416669">
                <text:p>-0.0597252654166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-0.0598333650519264">
                <text:p>-0.05983336505192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0598989307950137">
                <text:p>-0.05989893079501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-0.059938698428423">
                <text:p>-0.0599386984284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05996281871735">
                <text:p>-0.059962818717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-0.0599774484121053">
                <text:p>-0.05997744841210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-0.0599863217705167">
                <text:p>-0.05998632177051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-0.0599917037344478">
                <text:p>-0.05999170373444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599949680605815">
                <text:p>-0.05999496806058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-0.0599969479744648">
                <text:p>-0.05999694797446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-0.0599981488529387">
                <text:p>-0.05999814885293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-0.0599988772225517">
                <text:p>-0.05999887722255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-0.0599993190010536">
                <text:p>-0.05999931900105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-0.0599995869532598">
                <text:p>-0.05999958695325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-0.0599997494744881">
                <text:p>-0.05999974947448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-0.059999848048596">
                <text:p>-0.0599998480485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-0.0599999078368147">
                <text:p>-0.0599999078368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-0.0599999441002024">
                <text:p>-0.05999994410020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-0.0599999660950589">
                <text:p>-0.05999996609505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-0.0599999794356137">
                <text:p>-0.0599999794356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-0.0599999875270692">
                <text:p>-0.05999998752706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-0.0599999924347851">
                <text:p>-0.05999999243478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-0.0599999954114652">
                <text:p>-0.05999999541146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-0.059999997216913">
                <text:p>-0.0599999972169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-0.0599999983119724">
                <text:p>-0.05999999831197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-0.0599999989761595">
                <text:p>-0.05999999897615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-0.0599999993790093">
                <text:p>-0.05999999937900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-0.0599999996233501">
                <text:p>-0.05999999962335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-0.0599999997715503">
                <text:p>-0.05999999977155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-0.0599999998614383">
                <text:p>-0.05999999986143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-0.0599999999159581">
                <text:p>-0.05999999991595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-0.059999999949026">
                <text:p>-0.0599999999490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-0.0599999999690827">
                <text:p>-0.05999999996908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-0.0599999999812477">
                <text:p>-0.05999999998124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-0.0599999999886262">
                <text:p>-0.05999999998862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-0.0599999999931014">
                <text:p>-0.05999999999310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-0.0599999999958158">
                <text:p>-0.05999999999581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-0.0599999999974622">
                <text:p>-0.05999999999746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-0.0599999999984607">
                <text:p>-0.05999999999846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-0.0599999999990664">
                <text:p>-0.05999999999906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-0.0599999999994337">
                <text:p>-0.05999999999943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-0.0599999999996565">
                <text:p>-0.05999999999965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-0.0599999999997917">
                <text:p>-0.05999999999979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-0.0599999999998737">
                <text:p>-0.05999999999987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-0.0599999999999234">
                <text:p>-0.05999999999992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-0.0599999999999535">
                <text:p>-0.05999999999995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-0.0599999999999718">
                <text:p>-0.05999999999997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-0.0599999999999829">
                <text:p>-0.05999999999998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-0.0599999999999896">
                <text:p>-0.05999999999998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-0.0599999999999937">
                <text:p>-0.05999999999999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-0.0599999999999962">
                <text:p>-0.05999999999999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-0.0599999999999977">
                <text:p>-0.05999999999999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-0.0599999999999986">
                <text:p>-0.05999999999999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-0.0599999999999992">
                <text:p>-0.05999999999999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-0.0599999999999995">
                <text:p>-0.05999999999999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-0.0599999999999997">
                <text:p>-0.05999999999999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-0.0599999999999998">
                <text:p>-0.05999999999999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-0.0599999999999999">
                <text:p>-0.0599999999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-0.0599999999999999">
                <text:p>-0.0599999999999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-0.06">
                <text:p>-0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18">
      <number:scientific-number number:decimal-places="5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inimum="0" chart:maximum="1" chart:reverse-direction="false" text:line-break="fals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8">
      <style:chart-properties chart:display-label="true" chart:logarithmic="false" chart:minimum="0" chart:maximum="0.000000012" chart:origin="0" chart:interval-major="0.00000000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8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945cm" svg:height="17.917cm" xlink:href=".." xlink:type="simple" chart:class="chart:scatter" chart:style-name="ch1">
        <chart:legend chart:legend-position="end" svg:x="28.093cm" svg:y="8.659cm" style:legend-expansion="high" chart:style-name="ch2"/>
        <chart:plot-area chart:style-name="ch3" table:cell-range-address="COBA.A6:COBA.B106" svg:x="0.196cm" svg:y="1.593cm" svg:width="26.686cm" svg:height="15.571cm">
          <chartooo:coordinate-region svg:x="2.484cm" svg:y="1.793cm" svg:width="24.066cm" svg:height="15.172cm"/>
          <chart:axis chart:dimension="x" chart:name="primary-x" chart:style-name="ch4">
            <chart:grid chart:style-name="ch5" chart:class="major"/>
            <chart:grid chart:style-name="ch5" chart:class="minor"/>
          </chart:axis>
          <chart:axis chart:dimension="y" chart:name="primary-y" chart:style-name="ch6">
            <chart:grid chart:style-name="ch5" chart:class="major"/>
            <chart:grid chart:style-name="ch5" chart:class="minor"/>
          </chart:axis>
          <chart:series chart:style-name="ch7" chart:values-cell-range-address="COBA.B6:COBA.B106" chart:class="chart:scatter">
            <chart:domain table:cell-range-address="COBA.A6:COBA.A106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BA.A6:COBA.A106</svg:desc>
                </draw:g>
              </table:table-cell>
              <table:table-cell office:value-type="float" office:value="0.00000001">
                <text:p>0.00000001</text:p>
                <draw:g>
                  <svg:desc>COBA.B6:COBA.B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135335283236613">
                <text:p>0.00000000135335283236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0183156388887342">
                <text:p>0.000000000183156388887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00247875217666636">
                <text:p>0.0000000000247875217666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000335462627902512">
                <text:p>0.00000000000335462627902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00000453999297624849">
                <text:p>0.0000000000004539992976248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00000614421235332821">
                <text:p>0.00000000000006144212353328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8.31528719103566E-015">
                <text:p>8.31528719103566E-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.12535174719259E-015">
                <text:p>1.12535174719259E-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.52299797447126E-016">
                <text:p>1.52299797447126E-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.06115362243856E-017">
                <text:p>2.06115362243856E-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2.78946809286892E-018">
                <text:p>2.78946809286892E-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3.7751345442791E-019">
                <text:p>3.7751345442791E-0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5.10908902806333E-020">
                <text:p>5.10908902806333E-0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6.91440010694018E-021">
                <text:p>6.91440010694018E-0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9.35762296884018E-022">
                <text:p>9.35762296884018E-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1.26641655490942E-022">
                <text:p>1.26641655490942E-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1.71390843154201E-023">
                <text:p>1.71390843154201E-0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2.31952283024357E-024">
                <text:p>2.31952283024357E-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3.13913279204803E-025">
                <text:p>3.13913279204803E-0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4.24835425529159E-026">
                <text:p>4.24835425529159E-0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5.74952226429356E-027">
                <text:p>5.74952226429356E-0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7.7811322411338E-028">
                <text:p>7.7811322411338E-0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1.05306173575538E-028">
                <text:p>1.05306173575538E-0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1.42516408274094E-029">
                <text:p>1.42516408274094E-0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.92874984796392E-030">
                <text:p>1.92874984796392E-0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2.6102790696677E-031">
                <text:p>2.6102790696677E-0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3.53262857220081E-032">
                <text:p>3.53262857220081E-0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4.78089288388544E-033">
                <text:p>4.78089288388544E-0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6.47023492564551E-034">
                <text:p>6.47023492564551E-0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8.75651076269652E-035">
                <text:p>8.75651076269652E-0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1.18506486423398E-035">
                <text:p>1.18506486423398E-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1.60381089054864E-036">
                <text:p>1.60381089054864E-0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2.17052201130364E-037">
                <text:p>2.17052201130364E-0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2.9374821117108E-038">
                <text:p>2.9374821117108E-0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3.97544973590865E-039">
                <text:p>3.97544973590865E-0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5.38018616002114E-040">
                <text:p>5.38018616002114E-0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7.28129017832164E-041">
                <text:p>7.28129017832164E-0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9.85415468611126E-042">
                <text:p>9.85415468611126E-0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1.33361481550226E-042">
                <text:p>1.33361481550226E-0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1.80485138784542E-043">
                <text:p>1.80485138784542E-0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2.44260073774053E-044">
                <text:p>2.44260073774053E-0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3.30570062676073E-045">
                <text:p>3.30570062676073E-0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4.47377930618112E-046">
                <text:p>4.47377930618112E-0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6.05460189540119E-047">
                <text:p>6.05460189540119E-0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8.19401262399052E-048">
                <text:p>8.19401262399052E-0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1.10893901931214E-048">
                <text:p>1.10893901931214E-0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1.50078576270739E-049">
                <text:p>1.50078576270739E-0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2.03109266273481E-050">
                <text:p>2.03109266273481E-0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2.74878500791021E-051">
                <text:p>2.74878500791021E-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3.72007597602084E-052">
                <text:p>3.72007597602084E-0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5.03457535876498E-053">
                <text:p>5.03457535876498E-0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6.8135568215453E-054">
                <text:p>6.8135568215453E-0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9.22114642292588E-055">
                <text:p>9.22114642292588E-0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1.24794646291295E-055">
                <text:p>1.24794646291295E-0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1.68891188022453E-056">
                <text:p>1.68891188022453E-0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2.28569367671864E-057">
                <text:p>2.28569367671864E-0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3.09335001130852E-058">
                <text:p>3.09335001130852E-0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4.18639399930429E-059">
                <text:p>4.18639399930429E-0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5.66566817635902E-060">
                <text:p>5.66566817635902E-0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7.667648073722E-061">
                <text:p>7.667648073722E-0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1.03770332381583E-061">
                <text:p>1.03770332381583E-0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1.4043787324419E-062">
                <text:p>1.4043787324419E-0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1.900619935265E-063">
                <text:p>1.900619935265E-0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2.57220937264241E-064">
                <text:p>2.57220937264241E-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3.48110683990431E-065">
                <text:p>3.48110683990431E-0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4.7111658015536E-066">
                <text:p>4.7111658015536E-0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6.37586958127899E-067">
                <text:p>6.37586958127899E-0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8.62880115662096E-068">
                <text:p>8.62880115662096E-0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1.16778124852371E-068">
                <text:p>1.16778124852371E-0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1.58042006027361E-069">
                <text:p>1.58042006027361E-0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2.13886596489954E-070">
                <text:p>2.13886596489954E-0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2.8946403116483E-071">
                <text:p>2.8946403116483E-0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3.9174696644504E-072">
                <text:p>3.9174696644504E-0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5.30171866609232E-073">
                <text:p>5.30171866609232E-0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7.17509597316441E-074">
                <text:p>7.17509597316441E-0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9.71043645778085E-075">
                <text:p>9.71043645778085E-0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1.3141646683649E-075">
                <text:p>1.3141646683649E-0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1.77852847612713E-076">
                <text:p>1.77852847612713E-0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2.40697655061046E-077">
                <text:p>2.40697655061046E-0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3.25748853220752E-078">
                <text:p>3.25748853220752E-0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4.40853133146323E-079">
                <text:p>4.40853133146323E-0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5.96629836401057E-080">
                <text:p>5.96629836401057E-0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8.07450678967509E-081">
                <text:p>8.07450678967509E-0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1.09276566337663E-081">
                <text:p>1.09276566337663E-0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1.47889750564321E-082">
                <text:p>1.47889750564321E-0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2.00147012804144E-083">
                <text:p>2.00147012804144E-0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2.70869526668108E-084">
                <text:p>2.70869526668108E-0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3.66582041117956E-085">
                <text:p>3.66582041117956E-0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4.96114843641542E-086">
                <text:p>4.96114843641542E-0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6.71418428821159E-087">
                <text:p>6.71418428821159E-0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9.08666032347931E-088">
                <text:p>9.08666032347931E-0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1.22974574855296E-088">
                <text:p>1.22974574855296E-0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1.66427989189435E-089">
                <text:p>1.66427989189435E-0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2.25235790554522E-090">
                <text:p>2.25235790554522E-09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3.04823495097186E-091">
                <text:p>3.04823495097186E-0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4.12533740461519E-092">
                <text:p>4.12533740461519E-0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5.58303706100189E-093">
                <text:p>5.58303706100189E-0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7.55581901971196E-094">
                <text:p>7.55581901971196E-0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1.0225689071173E-094">
                <text:p>1.0225689071173E-0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.38389652673674E-095">
                <text:p>1.38389652673674E-0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